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9cb8" officeooo:paragraph-rsid="00159cb8"/>
    </style:style>
    <style:style style:name="P2" style:family="paragraph" style:parent-style-name="Standard">
      <style:text-properties officeooo:rsid="00159cb8" officeooo:paragraph-rsid="00186913"/>
    </style:style>
    <style:style style:name="P3" style:family="paragraph" style:parent-style-name="Standard">
      <style:text-properties officeooo:rsid="00160ca6" officeooo:paragraph-rsid="00160ca6"/>
    </style:style>
    <style:style style:name="P4" style:family="paragraph" style:parent-style-name="Standard">
      <style:text-properties officeooo:rsid="00160ca6" officeooo:paragraph-rsid="00186913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59cb8" officeooo:paragraph-rsid="00159cb8" style:font-weight-asian="bold" style:font-weight-complex="bold"/>
    </style:style>
    <style:style style:name="P6" style:family="paragraph" style:parent-style-name="Standard">
      <style:text-properties officeooo:rsid="00159cb8" officeooo:paragraph-rsid="00159cb8"/>
    </style:style>
    <style:style style:name="P7" style:family="paragraph" style:parent-style-name="Standard">
      <style:text-properties officeooo:rsid="001ce8a0" officeooo:paragraph-rsid="001ce8a0"/>
    </style:style>
    <style:style style:name="P8" style:family="paragraph" style:parent-style-name="Standard">
      <style:text-properties officeooo:rsid="001ce8a0" officeooo:paragraph-rsid="0020d82f"/>
    </style:style>
    <style:style style:name="T1" style:family="text">
      <style:text-properties style:text-position="super 58%"/>
    </style:style>
    <style:style style:name="T2" style:family="text">
      <style:text-properties officeooo:rsid="001688ec"/>
    </style:style>
    <style:style style:name="T3" style:family="text">
      <style:text-properties officeooo:rsid="00186913"/>
    </style:style>
    <style:style style:name="T4" style:family="text">
      <style:text-properties officeooo:rsid="001ea7ff"/>
    </style:style>
    <style:style style:name="T5" style:family="text">
      <style:text-properties officeooo:rsid="001f51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<text:span text:style-name="T1">3</text:span>B Experiments with Final CALIFA Setup</text:p>
      <text:p text:style-name="P1"/>
      <text:p text:style-name="P1"/>
      <text:p text:style-name="P1">The R3B (Reactions with Relativistic Radioactive Ion Beams) experiment, as part of the large research facility FAIR in Darmstadt, enables kinematically complete measurements of reactions with high-energy radioactive beams. The broad physics program offers an unique possibility to gain a deep insight in the nuclear structure and dynamics of exotic nuclei far off stability. </text:p>
      <text:p text:style-name="P8">In this talk I will focus on the S444 experiment in 2020 with stable incoming 12C beam. A major reaction channel of interest was the quasi-free scattering 12C(p,2p)11B with the detection of the two outgoing protons by the CALIFA calorimeter. </text:p>
      <text:p text:style-name="P8"><text:span text:style-name="T4">Being a</text:span> key detector of the R3B experiment it <text:span text:style-name="T2">serves for the detection of gamma-rays as well as protons and other light charged particles in the target area. </text:span>As <text:span text:style-name="T5">the development of this detector, with a strong contribution from the TUM group, is going to its final setup </text:span>I will give you an overview of the current updates and final configuration options.</text:p>
      <text:p text:style-name="P4"><text:span text:style-name="T3"><text:s/></text:span>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2T09:46:25.163437938</meta:creation-date>
    <dc:date>2023-06-02T12:41:27.124213629</dc:date>
    <meta:editing-duration>PT3M3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62" meta:character-count="1010" meta:non-whitespace-character-count="849"/>
  </office:meta>
</office:document-meta>
</file>